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3.62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6.16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56cm" fo:min-width="4.26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55cm" fo:min-width="4.2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857cm" fo:min-width="4.262cm"/>
      <style:paragraph-properties style:writing-mode="lr-tb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color="#ffffff" loext:opacity="100%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128cm" svg:height="2.54cm" svg:x="1.387cm" svg:y="6.475cm">
          <text:p text:style-name="P1">APIs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668cm" svg:height="2.54cm" svg:x="11.054cm" svg:y="6.475cm">
          <text:p text:style-name="P1">Controll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2.106cm" svg:x="12.96cm" svg:y="9.967cm">
          <text:p text:style-name="P1">LED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2.106cm" svg:x="12.96cm" svg:y="12.337cm">
          <text:p text:style-name="P1"><text:span text:style-name="T1">T</text:span><text:span text:style-name="T1">i</text:span><text:span text:style-name="T1">m</text:span><text:span text:style-name="T1">e</text:span><text:span text:style-name="T1">z</text:span><text:span text:style-name="T1">o</text:span><text:span text:style-name="T1">n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62cm" svg:height="2.105cm" svg:x="12.96cm" svg:y="14.722cm">
          <text:p text:style-name="P1"><text:span text:style-name="T1">Blackou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62cm" svg:height="2.105cm" svg:x="12.96cm" svg:y="17.077cm">
          <text:p text:style-name="P1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62cm" svg:height="2.107cm" svg:x="12.96cm" svg:y="19.446cm">
          <text:p text:style-name="P1"><text:span text:style-name="T1">Butto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2.106cm" svg:x="12.96cm" svg:y="21.831cm">
          <text:p text:style-name="P1"><text:span text:style-name="T1">OLED Display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2.106cm" svg:x="12.96cm" svg:y="24.255cm">
          <text:p text:style-name="P1"><text:span text:style-name="T1">Fan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2.007cm" svg:y1="9.015cm" svg:x2="12.005cm" svg:y2="25.358cm">
          <text:p/>
        </draw:line>
        <draw:line draw:style-name="gr6" draw:text-style-name="P2" draw:layer="layout" svg:x1="12.007cm" svg:y1="10.92cm" svg:x2="12.96cm" svg:y2="10.92cm">
          <text:p/>
        </draw:line>
        <draw:line draw:style-name="gr6" draw:text-style-name="P2" draw:layer="layout" svg:x1="12.008cm" svg:y1="13.32cm" svg:x2="12.961cm" svg:y2="13.32cm">
          <text:p/>
        </draw:line>
        <draw:line draw:style-name="gr6" draw:text-style-name="P2" draw:layer="layout" svg:x1="12.009cm" svg:y1="15.82cm" svg:x2="12.962cm" svg:y2="15.82cm">
          <text:p/>
        </draw:line>
        <draw:line draw:style-name="gr6" draw:text-style-name="P2" draw:layer="layout" svg:x1="12.01cm" svg:y1="18.12cm" svg:x2="12.963cm" svg:y2="18.12cm">
          <text:p/>
        </draw:line>
        <draw:line draw:style-name="gr6" draw:text-style-name="P2" draw:layer="layout" svg:x1="12.011cm" svg:y1="20.52cm" svg:x2="12.964cm" svg:y2="20.52cm">
          <text:p/>
        </draw:line>
        <draw:line draw:style-name="gr6" draw:text-style-name="P2" draw:layer="layout" svg:x1="12.012cm" svg:y1="22.92cm" svg:x2="12.965cm" svg:y2="22.92cm">
          <text:p/>
        </draw:line>
        <draw:line draw:style-name="gr6" draw:text-style-name="P2" draw:layer="layout" svg:x1="12.013cm" svg:y1="25.32cm" svg:x2="12.966cm" svg:y2="25.32cm">
          <text:p/>
        </draw:line>
        <draw:custom-shape draw:style-name="gr3" draw:text-style-name="P1" draw:layer="layout" svg:width="4.762cm" svg:height="2.106cm" svg:x="4.041cm" svg:y="9.947cm">
          <text:p text:style-name="P1"><text:span text:style-name="T1">dock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2.106cm" svg:x="4.041cm" svg:y="12.317cm">
          <text:p text:style-name="P1"><text:span text:style-name="T1">tim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62cm" svg:height="2.105cm" svg:x="4.041cm" svg:y="14.702cm">
          <text:p text:style-name="P1"><text:span text:style-name="T1">usag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62cm" svg:height="2.105cm" svg:x="4.041cm" svg:y="17.057cm">
          <text:p text:style-name="P1"><text:span text:style-name="T1">ne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762cm" svg:height="2.107cm" svg:x="4.041cm" svg:y="19.426cm">
          <text:p text:style-name="P1"><text:span text:style-name="T1">System </text:span><text:span text:style-name="T1"><text:line-break/></text:span><text:span text:style-name="T1">opera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2.106cm" svg:x="4.041cm" svg:y="21.811cm">
          <text:p text:style-name="P1"><text:span text:style-name="T1">ole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2cm" svg:height="2.106cm" svg:x="4.041cm" svg:y="24.235cm">
          <text:p text:style-name="P1"><text:span text:style-name="T1">conf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088cm" svg:y1="8.995cm" svg:x2="3.086cm" svg:y2="25.338cm">
          <text:p/>
        </draw:line>
        <draw:line draw:style-name="gr6" draw:text-style-name="P2" draw:layer="layout" svg:x1="3.088cm" svg:y1="10.9cm" svg:x2="4.041cm" svg:y2="10.9cm">
          <text:p/>
        </draw:line>
        <draw:line draw:style-name="gr6" draw:text-style-name="P2" draw:layer="layout" svg:x1="3.089cm" svg:y1="13.3cm" svg:x2="4.042cm" svg:y2="13.3cm">
          <text:p/>
        </draw:line>
        <draw:line draw:style-name="gr6" draw:text-style-name="P2" draw:layer="layout" svg:x1="3.09cm" svg:y1="15.8cm" svg:x2="4.043cm" svg:y2="15.8cm">
          <text:p/>
        </draw:line>
        <draw:line draw:style-name="gr6" draw:text-style-name="P2" draw:layer="layout" svg:x1="3.091cm" svg:y1="18.1cm" svg:x2="4.044cm" svg:y2="18.1cm">
          <text:p/>
        </draw:line>
        <draw:line draw:style-name="gr6" draw:text-style-name="P2" draw:layer="layout" svg:x1="3.092cm" svg:y1="20.5cm" svg:x2="4.045cm" svg:y2="20.5cm">
          <text:p/>
        </draw:line>
        <draw:line draw:style-name="gr6" draw:text-style-name="P2" draw:layer="layout" svg:x1="3.093cm" svg:y1="22.9cm" svg:x2="4.046cm" svg:y2="22.9cm">
          <text:p/>
        </draw:line>
        <draw:line draw:style-name="gr6" draw:text-style-name="P2" draw:layer="layout" svg:x1="3.094cm" svg:y1="25.3cm" svg:x2="4.047cm" svg:y2="25.3cm">
          <text:p/>
        </draw:line>
        <draw:custom-shape draw:style-name="gr2" draw:text-style-name="P1" xml:id="id1" draw:id="id1" draw:layer="layout" svg:width="6.668cm" svg:height="2.54cm" svg:x="5.445cm" svg:y="2.27cm">
          <text:p text:style-name="P1">Wazigate System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.445cm" svg:y1="3.54cm" svg:x2="3.451cm" svg:y2="6.475cm" draw:start-shape="id1" draw:start-glue-point="3" draw:end-shape="id2" draw:end-glue-point="0" svg:d="M5445 3540h-1994v2935" svg:viewBox="0 0 1995 2936">
          <text:p/>
        </draw:connector>
        <draw:connector draw:style-name="gr7" draw:text-style-name="P3" draw:layer="layout" svg:x1="12.113cm" svg:y1="3.54cm" svg:x2="14.388cm" svg:y2="6.475cm" draw:start-shape="id1" draw:start-glue-point="1" draw:end-shape="id3" draw:end-glue-point="0" svg:d="M12113 3540h2275v2935" svg:viewBox="0 0 2276 29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14:24:45.776193396</meta:creation-date>
    <dc:date>2021-07-07T14:36:38.742830293</dc:date>
    <meta:editing-duration>PT11M52S</meta:editing-duration>
    <meta:editing-cycles>2</meta:editing-cycles>
    <meta:generator>LibreOffice/7.1.3.2$Linux_X86_64 LibreOffice_project/10$Build-2</meta:generator>
    <meta:document-statistic meta:object-count="35"/>
  </office:meta>
</office:document-meta>
</file>